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Heading_20_1" style:list-style-name="WWNum3"/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operativos en red</text:span><text:span text:style-name="T2"><text:line-break/></text:span><text:span text:style-name="T3">UD 12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</text:span></text:p>
      <text:p text:style-name="P4"><text:span text:style-name="T5">Actualizado Enero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12. Actividades evaluables 02</text:span></text:p>
      <text:list xml:id="list199576853" text:style-name="WWNum3">
        <text:list-item>
          <text:p text:style-name="P31"><text:bookmark text:name="_dbh0n1vac4c8"/>Fecha de entrega</text:p>
        </text:list-item>
      </text:list>
      <text:p text:style-name="Standard"><text:span text:style-name="T10">Fecha límite de entrega: </text:span><text:span text:style-name="T20">Lunes 5 de febrero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40831866704437" text:continue-numbering="true" text:style-name="WWNum3">
        <text:list-item>
          <text:p text:style-name="P31"><text:bookmark text:name="_9maybllx2a09"/>Observaciones previas a la realización de tareas evaluables</text:p>
        </text:list-item>
      </text:list>
      <text:list xml:id="list834336999" text:style-name="WWNum4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063661085" text:style-name="WWNum1">
        <text:list-item>
          <text:list>
            <text:list-item>
              <text:p text:style-name="P27">Si para la entrega se requiere entregar varios ficheros, entrégalos comprimido en un único fichero con extensión “.zip”.</text:p>
            </text:list-item>
          </text:list>
        </text:list-item>
      </text:list>
      <text:list xml:id="list40832879870042" text:continue-list="list834336999" text:style-name="WWNum4">
        <text:list-item>
          <text:p text:style-name="P23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8">El índice solo será necesario si el documento (sin contar portada) ocupa más de una página y tiene más de un apartado. </text:p>
            </text:list-item>
          </text:list>
        </text:list-item>
        <text:list-item>
          <text:p text:style-name="P25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40832381940912" text:continue-list="list40831866704437" text:style-name="WWNum3">
        <text:list-item>
          <text:p text:style-name="P31"><text:bookmark text:name="_4owcmsjlyn6b"/>Actividad 01</text:p>
        </text:list-item>
      </text:list>
      <text:p text:style-name="P29">Para esta actividad, instalaremos un servidor Windows Server 2022.</text:p>
      <text:p text:style-name="P29">Una vez instalado realiza las siguientes tareas propuestas<text:span text:style-name="T20"> usando la interfaz gráfica:</text:span></text:p>
      <text:list xml:id="list456178881" text:style-name="WWNum2">
        <text:list-item>
          <text:p text:style-name="P22">Crea un dominio que se llame SERRA_inicialnombre1erapellido.com, por ejemplo, en mi caso, “Sergi García”, se llamaría “SERRA_sgarcia.com”.</text:p>
        </text:list-item>
        <text:list-item>
          <text:p text:style-name="P24">Une un sistema “Windows 10 Pro” al dominio creado en tu servidor de dominio.</text:p>
        </text:list-item>
        <text:list-item>
          <text:p text:style-name="P26">Crea un usuario “prueba” en el servidor de dominio Windows Server y comprueba que puedes loguearte con ese usuario en la máquina Windows 10 que se ha unido al dominio.</text:p>
        </text:list-item>
      </text:list>
      <text:p text:style-name="Standard">Una vez puesto en marcha, instalaremos en otra máquina<text:span text:style-name="T20"> un controlador de dominio adicional con UCS (“Univention Corporate Server”)</text:span> para nuestro dominio. Al hacerlo, el servidor UCS hará de “Primary directory node” en nuestro dominio. Deberemos comprobar su funcionamiento correcto apagando el controlador de dominio principal y logeandose en el dominio desde el cliente “Windows 10 Pro”.</text:p>
      <text:p text:style-name="P10"><text:soft-page-break/><text:span text:style-name="T9"><text:s/>📕 </text:span><text:span text:style-name="T10">A entregar: </text:span>documento con capturas explicando todo el proce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2. Actividades evaluables 02</text:span></text:p>
      </style:header>
      <style:footer>
        <text:p text:style-name="MP4"><text:span text:style-name="MT1">CFGM Sistemas Microinformáticos y Redes<text:tab/><text:tab/>Unidad 1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489" meta:character-count="3025" meta:non-whitespace-character-count="2573"/>
    <meta:generator>LibreOfficeDev/6.0.5.2$Linux_X86_64 LibreOffice_project/</meta:generator>
  </office:meta>
</office:document-meta>
</file>